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Oletus">
        <draw:frame draw:style-name="gr1" draw:layer="layout" svg:width="27cm" svg:height="9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27cm" svg:height="9cm" svg:x="1cm" svg:y="10.351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1T14:08:24</meta:creation-date>
    <dc:date>2013-08-23T14:33:09</dc:date>
    <meta:editing-duration>PT33M7S</meta:editing-duration>
    <meta:editing-cycles>6</meta:editing-cycles>
    <meta:generator>LibreOffice/3.5$Linux_X86_64 LibreOffice_project/350m1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 style:data-style-name="N110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ff420e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ff950e" draw:opacity-name="ChartTransparencyGradient_20_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01cm" svg:height="9.001cm" xlink:href="." xlink:type="simple" chart:class="chart:bar" chart:style-name="ch1">
        <chart:legend chart:legend-position="end" svg:x="22.621cm" svg:y="3.454cm" style:legend-expansion="high" chart:style-name="ch2"/>
        <chart:plot-area chart:style-name="ch3" chart:data-source-has-labels="both" svg:x="1.551cm" svg:y="0.855cm" svg:width="19.99cm" svg:height="6.985cm">
          <chartooo:coordinate-region svg:x="2.728cm" svg:y="1.054cm" svg:width="18.813cm" svg:height="6.139cm"/>
          <chart:axis chart:dimension="x" chart:name="primary-x" chart:style-name="ch4" chartooo:axis-type="auto">
            <chartooo:date-scale/>
            <chart:title svg:x="9.954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repeated="3"/>
          </chart:series>
          <chart:series chart:style-name="ch12" chart:values-cell-range-address="local-table.$C$2:.$C$4" chart:label-cell-address="local-table.$C$1" chart:class="chart:bar">
            <chart:error-indicator chart:style-name="ch11" chart:dimension="y"/>
            <chart:data-point chart:style-name="ch13"/>
            <chart:data-point chart:repeated="2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luku</text:p>
              </table:table-cell>
              <table:table-cell office:value-type="string">
                <text:p>Hajautuskartta, kirjoitus</text:p>
              </table:table-cell>
              <table:table-cell office:value-type="string">
                <text:p>HashMap, luku</text:p>
              </table:table-cell>
              <table:table-cell office:value-type="string">
                <text:p>HashMap, kirjoitu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4">
                <text:p>24.4</text:p>
              </table:table-cell>
              <table:table-cell office:value-type="float" office:value="6.6">
                <text:p>6.6</text:p>
              </table:table-cell>
              <table:table-cell office:value-type="float" office:value="15.2">
                <text:p>15.2</text:p>
              </table:table-cell>
              <table:table-cell office:value-type="float" office:value="7">
                <text:p>7</text:p>
              </table:table-cell>
              <table:table-cell office:value-type="float" office:value="43.6">
                <text:p>43.6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64.3">
                <text:p>764.3</text:p>
              </table:table-cell>
              <table:table-cell office:value-type="float" office:value="119">
                <text:p>119</text:p>
              </table:table-cell>
              <table:table-cell office:value-type="float" office:value="153.4">
                <text:p>153.4</text:p>
              </table:table-cell>
              <table:table-cell office:value-type="float" office:value="69.9">
                <text:p>69.9</text:p>
              </table:table-cell>
              <table:table-cell office:value-type="float" office:value="1423.7">
                <text:p>1423.7</text:p>
              </table:table-cell>
              <table:table-cell office:value-type="float" office:value="355.3">
                <text:p>355.3</text:p>
              </table:table-cell>
              <table:table-cell office:value-type="float" office:value="497">
                <text:p>497</text:p>
              </table:table-cell>
              <table:table-cell office:value-type="float" office:value="56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draw:stroke-dash="Fine_20_Dashed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09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579d1c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579d1c" draw:opacity-name="ChartTransparencyGradient_20_1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001cm" svg:height="9.001cm" xlink:href="." xlink:type="simple" chart:class="chart:bar" chart:style-name="ch1">
        <chart:legend chart:legend-position="end" svg:x="22.621cm" svg:y="3.454cm" style:legend-expansion="high" chart:style-name="ch2"/>
        <chart:plot-area chart:style-name="ch3" chart:data-source-has-labels="both" svg:x="1.551cm" svg:y="0.855cm" svg:width="19.99cm" svg:height="6.985cm">
          <chartooo:coordinate-region svg:x="2.728cm" svg:y="1.054cm" svg:width="18.813cm" svg:height="6.139cm"/>
          <chart:axis chart:dimension="x" chart:name="primary-x" chart:style-name="ch4" chartooo:axis-type="auto">
            <chartooo:date-scale/>
            <chart:title svg:x="9.954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style-name="ch12"/>
            <chart:data-point chart:repeated="2"/>
          </chart:series>
          <chart:series chart:style-name="ch13" chart:values-cell-range-address="local-table.$C$2:.$C$4" chart:label-cell-address="local-table.$C$1" chart:class="chart:bar">
            <chart:error-indicator chart:style-name="ch11" chart:dimension="y"/>
            <chart:data-point chart:repeated="3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style-name="ch16"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luku</text:p>
              </table:table-cell>
              <table:table-cell office:value-type="string">
                <text:p>Hajautuskartta, kirjoitus</text:p>
              </table:table-cell>
              <table:table-cell office:value-type="string">
                <text:p>HashMultimap, luku</text:p>
              </table:table-cell>
              <table:table-cell office:value-type="string">
                <text:p>HashMultimap, kirjoitu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6.1">
                <text:p>6.1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5">
                <text:p>24.5</text:p>
              </table:table-cell>
              <table:table-cell office:value-type="float" office:value="6.3">
                <text:p>6.3</text:p>
              </table:table-cell>
              <table:table-cell office:value-type="float" office:value="167.9">
                <text:p>167.9</text:p>
              </table:table-cell>
              <table:table-cell office:value-type="float" office:value="44.2">
                <text:p>44.2</text:p>
              </table:table-cell>
              <table:table-cell office:value-type="float" office:value="44.5">
                <text:p>44.5</text:p>
              </table:table-cell>
              <table:table-cell office:value-type="float" office:value="10.5">
                <text:p>10.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  <table:table-cell office:value-type="float" office:value="32.8">
                <text:p>32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587.2">
                <text:p>587.2</text:p>
              </table:table-cell>
              <table:table-cell office:value-type="float" office:value="118">
                <text:p>118</text:p>
              </table:table-cell>
              <table:table-cell office:value-type="float" office:value="2002.4">
                <text:p>2002.4</text:p>
              </table:table-cell>
              <table:table-cell office:value-type="float" office:value="655.8">
                <text:p>655.8</text:p>
              </table:table-cell>
              <table:table-cell office:value-type="float" office:value="891.8">
                <text:p>891.8</text:p>
              </table:table-cell>
              <table:table-cell office:value-type="float" office:value="152.2">
                <text:p>152.2</text:p>
              </table:table-cell>
              <table:table-cell office:value-type="float" office:value="501">
                <text:p>501</text:p>
              </table:table-cell>
              <table:table-cell office:value-type="float" office:value="56">
                <text:p>56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2013.2">
                <text:p>2013.2</text:p>
              </table:table-cell>
              <table:table-cell office:value-type="float" office:value="257.8">
                <text:p>25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stroke-dash draw:name="Fine_20_Dashed" draw:display-name="Fine Dashed" draw:style="rect" draw:dots1="1" draw:dots1-length="0.508cm" draw:dots2="1" draw:dots2-length="0.508cm" draw:distance="0.508cm"/>
  </office:styles>
</office:document-styles>
</file>